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asic_5f_Persion_5f_Info" style:display-name="Basic_Persion_Info" style:family="table">
      <style:table-properties style:width="6.9271in" fo:margin-left="0in" table:align="left"/>
    </style:style>
    <style:style style:name="Basic_5f_Persion_5f_Info.A" style:display-name="Basic_Persion_Info.A" style:family="table-column">
      <style:table-column-properties style:column-width="2.125in"/>
    </style:style>
    <style:style style:name="Basic_5f_Persion_5f_Info.B" style:display-name="Basic_Persion_Info.B" style:family="table-column">
      <style:table-column-properties style:column-width="4.8021in"/>
    </style:style>
    <style:style style:name="Basic_5f_Persion_5f_Info.A1" style:display-name="Basic_Persion_Info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ic_5f_Persion_5f_Info.B1" style:display-name="Basic_Persion_Info.B1" style:family="table-cell">
      <style:table-cell-properties fo:padding="0.0382in" fo:border="0.05pt solid #000000"/>
    </style:style>
    <style:style style:name="Basic_5f_Persion_5f_Info.A2" style:display-name="Basic_Persion_Info.A2" style:family="table-cell">
      <style:table-cell-properties fo:padding="0.0382in" fo:border-left="0.05pt solid #000000" fo:border-right="none" fo:border-top="none" fo:border-bottom="0.05pt solid #000000"/>
    </style:style>
    <style:style style:name="Basic_5f_Persion_5f_Info.B2" style:display-name="Basic_Persion_Info.B2" style:family="table-cell">
      <style:table-cell-properties fo:padding="0.0382in" fo:border-left="0.05pt solid #000000" fo:border-right="0.05pt solid #000000" fo:border-top="none" fo:border-bottom="0.05pt solid #000000"/>
    </style:style>
    <style:style style:name="Basic_5f_Persion_5f_Info.10" style:display-name="Basic_Persion_Info.10" style:family="table-row">
      <style:table-row-properties style:min-row-height="0.225in"/>
    </style:style>
    <style:style style:name="Basic_5f_Persion_5f_Info.11" style:display-name="Basic_Persion_Info.11" style:family="table-row">
      <style:table-row-properties style:min-row-height="0.2875in"/>
    </style:style>
    <style:style style:name="earth9" style:family="table">
      <style:table-properties style:width="6.9271in" fo:margin-left="0in" table:align="left"/>
    </style:style>
    <style:style style:name="earth9.A" style:family="table-column">
      <style:table-column-properties style:column-width="1.875in"/>
    </style:style>
    <style:style style:name="earth9.B" style:family="table-column">
      <style:table-column-properties style:column-width="5.0521in"/>
    </style:style>
    <style:style style:name="earth9.A1" style:family="table-cell">
      <style:table-cell-properties fo:padding="0.0382in" fo:border-left="0.05pt solid #000000" fo:border-right="none" fo:border-top="0.05pt solid #000000" fo:border-bottom="0.05pt solid #000000"/>
    </style:style>
    <style:style style:name="earth9.B1" style:family="table-cell">
      <style:table-cell-properties fo:padding="0.0382in" fo:border="0.05pt solid #000000"/>
    </style:style>
    <style:style style:name="earth9.2" style:family="table-row">
      <style:table-row-properties fo:keep-together="auto"/>
    </style:style>
    <style:style style:name="earth9.A2" style:family="table-cell">
      <style:table-cell-properties fo:padding="0.0382in" fo:border-left="0.05pt solid #000000" fo:border-right="none" fo:border-top="none" fo:border-bottom="0.05pt solid #000000"/>
    </style:style>
    <style:style style:name="earth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5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P2" style:family="paragraph" style:parent-style-name="Footer">
      <style:paragraph-properties fo:text-align="center" style:justify-single-word="false"/>
      <style:text-properties style:font-name="Times New Roman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cf140" officeooo:paragraph-rsid="001cf140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3145ea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51979b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6f6cc3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35f4a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51979b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6f6cc3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3b562a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51979b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6f6cc3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471390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51979b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6f6cc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4d9fcf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51979b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6f6cc3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rsid="00797014" officeooo:paragraph-rsid="00797014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7ab37b" officeooo:paragraph-rsid="007ab37b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weight="bold" officeooo:rsid="008258d8" officeooo:paragraph-rsid="008258d8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weight="bold" officeooo:rsid="00b4adde" officeooo:paragraph-rsid="00b4adde" style:font-weight-asian="bold" style:font-weight-complex="bold"/>
    </style:style>
    <style:style style:name="P23" style:family="paragraph" style:parent-style-name="Table_20_Contents">
      <style:text-properties style:font-name="Times New Roman" officeooo:rsid="00351ec6" officeooo:paragraph-rsid="00351ec6"/>
    </style:style>
    <style:style style:name="P24" style:family="paragraph" style:parent-style-name="Table_20_Contents">
      <style:text-properties style:font-name="Times New Roman" officeooo:rsid="00351ec6" officeooo:paragraph-rsid="0051979b"/>
    </style:style>
    <style:style style:name="P25" style:family="paragraph" style:parent-style-name="Table_20_Contents">
      <style:text-properties style:font-name="Times New Roman" officeooo:rsid="0038c811" officeooo:paragraph-rsid="0038c811"/>
    </style:style>
    <style:style style:name="P26" style:family="paragraph" style:parent-style-name="Table_20_Contents">
      <style:text-properties style:font-name="Times New Roman" officeooo:rsid="0038c811" officeooo:paragraph-rsid="005862e1"/>
    </style:style>
    <style:style style:name="P27" style:family="paragraph" style:parent-style-name="Table_20_Contents">
      <style:text-properties style:font-name="Times New Roman" officeooo:rsid="0038c811" officeooo:paragraph-rsid="008b3299"/>
    </style:style>
    <style:style style:name="P28" style:family="paragraph" style:parent-style-name="Table_20_Contents">
      <style:text-properties style:font-name="Times New Roman" officeooo:rsid="0039cc78" officeooo:paragraph-rsid="0039cc78"/>
    </style:style>
    <style:style style:name="P29" style:family="paragraph" style:parent-style-name="Table_20_Contents">
      <style:text-properties style:font-name="Times New Roman" officeooo:rsid="003e5e6c" officeooo:paragraph-rsid="004474bd"/>
    </style:style>
    <style:style style:name="P30" style:family="paragraph" style:parent-style-name="Table_20_Contents">
      <style:text-properties style:font-name="Times New Roman" officeooo:rsid="003e5e6c" officeooo:paragraph-rsid="0051979b"/>
    </style:style>
    <style:style style:name="P31" style:family="paragraph" style:parent-style-name="Table_20_Contents">
      <style:text-properties style:font-name="Times New Roman" officeooo:rsid="003e5e6c" officeooo:paragraph-rsid="0064803e"/>
    </style:style>
    <style:style style:name="P32" style:family="paragraph" style:parent-style-name="Table_20_Contents">
      <style:text-properties style:font-name="Times New Roman" officeooo:rsid="003e5e6c" officeooo:paragraph-rsid="006b8108"/>
    </style:style>
    <style:style style:name="P33" style:family="paragraph" style:parent-style-name="Table_20_Contents">
      <style:text-properties style:font-name="Times New Roman" officeooo:rsid="004d9fcf" officeooo:paragraph-rsid="004d9fcf"/>
    </style:style>
    <style:style style:name="P34" style:family="paragraph" style:parent-style-name="Table_20_Contents">
      <style:text-properties style:font-name="Times New Roman" officeooo:rsid="004d9fcf" officeooo:paragraph-rsid="0051979b"/>
    </style:style>
    <style:style style:name="P35" style:family="paragraph" style:parent-style-name="Table_20_Contents">
      <style:text-properties style:font-name="Times New Roman" officeooo:rsid="006e839d" officeooo:paragraph-rsid="006e839d"/>
    </style:style>
    <style:style style:name="P36" style:family="paragraph" style:parent-style-name="Table_20_Contents">
      <style:text-properties style:font-name="Times New Roman" officeooo:rsid="00797014" officeooo:paragraph-rsid="007a1ddb"/>
    </style:style>
    <style:style style:name="P37" style:family="paragraph" style:parent-style-name="Table_20_Contents">
      <style:text-properties style:font-name="Times New Roman" officeooo:rsid="007ab37b" officeooo:paragraph-rsid="007ab37b"/>
    </style:style>
    <style:style style:name="P38" style:family="paragraph" style:parent-style-name="Table_20_Contents">
      <style:text-properties style:font-name="Times New Roman" officeooo:rsid="007ab37b" officeooo:paragraph-rsid="00a0e822"/>
    </style:style>
    <style:style style:name="P39" style:family="paragraph" style:parent-style-name="Table_20_Contents">
      <style:text-properties style:font-name="Times New Roman" officeooo:rsid="0081e746" officeooo:paragraph-rsid="0081e746"/>
    </style:style>
    <style:style style:name="P40" style:family="paragraph" style:parent-style-name="Table_20_Contents">
      <style:text-properties style:font-name="Times New Roman" officeooo:rsid="0086b78e" officeooo:paragraph-rsid="008b3299"/>
    </style:style>
    <style:style style:name="P41" style:family="paragraph" style:parent-style-name="Table_20_Contents">
      <style:text-properties style:font-name="Times New Roman" officeooo:rsid="0087f523" officeooo:paragraph-rsid="008b3299"/>
    </style:style>
    <style:style style:name="P42" style:family="paragraph" style:parent-style-name="Table_20_Contents">
      <style:text-properties style:font-name="Times New Roman" officeooo:rsid="0088801d" officeooo:paragraph-rsid="008b3299"/>
    </style:style>
    <style:style style:name="P43" style:family="paragraph" style:parent-style-name="Table_20_Contents">
      <style:text-properties style:font-name="Times New Roman" officeooo:rsid="008d33f0" officeooo:paragraph-rsid="008d33f0"/>
    </style:style>
    <style:style style:name="P44" style:family="paragraph" style:parent-style-name="Table_20_Contents">
      <style:text-properties style:font-name="Times New Roman" officeooo:rsid="00910495" officeooo:paragraph-rsid="00910495"/>
    </style:style>
    <style:style style:name="P45" style:family="paragraph" style:parent-style-name="Table_20_Contents">
      <style:text-properties style:font-name="Times New Roman" officeooo:rsid="009720a9" officeooo:paragraph-rsid="009720a9"/>
    </style:style>
    <style:style style:name="P46" style:family="paragraph" style:parent-style-name="Table_20_Contents">
      <style:text-properties style:font-name="Times New Roman" officeooo:rsid="0049df15" officeooo:paragraph-rsid="004864af"/>
    </style:style>
    <style:style style:name="P47" style:family="paragraph" style:parent-style-name="Table_20_Contents">
      <style:text-properties style:font-name="Times New Roman" officeooo:rsid="005862e1" officeooo:paragraph-rsid="00596a2d"/>
    </style:style>
    <style:style style:name="P48" style:family="paragraph" style:parent-style-name="Table_20_Contents">
      <style:text-properties style:font-name="Times New Roman" officeooo:rsid="00596a2d" officeooo:paragraph-rsid="0059db38"/>
    </style:style>
    <style:style style:name="P49" style:family="paragraph" style:parent-style-name="Table_20_Contents">
      <style:text-properties style:font-name="Times New Roman" officeooo:rsid="0059db38" officeooo:paragraph-rsid="0059db38"/>
    </style:style>
    <style:style style:name="P50" style:family="paragraph" style:parent-style-name="Table_20_Contents">
      <style:text-properties style:font-name="Times New Roman" officeooo:rsid="0059db38" officeooo:paragraph-rsid="005a75c1"/>
    </style:style>
    <style:style style:name="P51" style:family="paragraph" style:parent-style-name="Table_20_Contents">
      <style:text-properties style:font-name="Times New Roman" officeooo:rsid="005a75c1" officeooo:paragraph-rsid="005a75c1"/>
    </style:style>
    <style:style style:name="P52" style:family="paragraph" style:parent-style-name="Table_20_Contents">
      <style:text-properties style:font-name="Times New Roman" officeooo:rsid="004474bd" officeooo:paragraph-rsid="00628176"/>
    </style:style>
    <style:style style:name="P53" style:family="paragraph" style:parent-style-name="Table_20_Contents">
      <style:text-properties style:font-name="Times New Roman" officeooo:rsid="00628176" officeooo:paragraph-rsid="0067f40d"/>
    </style:style>
    <style:style style:name="P54" style:family="paragraph" style:parent-style-name="Table_20_Contents">
      <style:text-properties style:font-name="Times New Roman" officeooo:rsid="00628176" officeooo:paragraph-rsid="00684449"/>
    </style:style>
    <style:style style:name="P55" style:family="paragraph" style:parent-style-name="Table_20_Contents">
      <style:text-properties style:font-name="Times New Roman" officeooo:rsid="00628176" officeooo:paragraph-rsid="00693c59"/>
    </style:style>
    <style:style style:name="P56" style:family="paragraph" style:parent-style-name="Table_20_Contents">
      <style:text-properties style:font-name="Times New Roman" officeooo:rsid="00628176" officeooo:paragraph-rsid="006ad490"/>
    </style:style>
    <style:style style:name="P57" style:family="paragraph" style:parent-style-name="Table_20_Contents">
      <style:text-properties style:font-name="Times New Roman" officeooo:rsid="00628176" officeooo:paragraph-rsid="006b8108"/>
    </style:style>
    <style:style style:name="P58" style:family="paragraph" style:parent-style-name="Table_20_Contents">
      <style:text-properties style:font-name="Times New Roman" officeooo:rsid="001cf140" officeooo:paragraph-rsid="001cf140"/>
    </style:style>
    <style:style style:name="P59" style:family="paragraph" style:parent-style-name="Table_20_Contents">
      <style:text-properties style:font-name="Times New Roman" officeooo:rsid="00844b33" officeooo:paragraph-rsid="00844b33"/>
    </style:style>
    <style:style style:name="P60" style:family="paragraph" style:parent-style-name="Table_20_Contents">
      <style:text-properties style:font-name="Times New Roman" officeooo:rsid="00b65406" officeooo:paragraph-rsid="00b65406"/>
    </style:style>
    <style:style style:name="P61" style:family="paragraph" style:parent-style-name="Table_20_Contents">
      <style:text-properties officeooo:paragraph-rsid="00a3c992"/>
    </style:style>
    <style:style style:name="P62" style:family="paragraph" style:parent-style-name="Title">
      <style:text-properties style:font-name="Times New Roman" officeooo:rsid="001b339c" officeooo:paragraph-rsid="001b339c"/>
    </style:style>
    <style:style style:name="P63" style:family="paragraph" style:parent-style-name="Text_20_body">
      <style:text-properties officeooo:paragraph-rsid="00a6f669"/>
    </style:style>
    <style:style style:name="P64" style:family="paragraph" style:parent-style-name="Text_20_body" style:list-style-name="L1">
      <style:text-properties officeooo:rsid="00224880" officeooo:paragraph-rsid="00224880"/>
    </style:style>
    <style:style style:name="P65" style:family="paragraph" style:parent-style-name="Text_20_body" style:list-style-name="L1">
      <style:text-properties style:font-name="Times New Roman" officeooo:rsid="00224880" officeooo:paragraph-rsid="00224880"/>
    </style:style>
    <style:style style:name="P66" style:family="paragraph" style:parent-style-name="Text_20_body" style:list-style-name="L1">
      <style:text-properties style:font-name="Times New Roman" officeooo:rsid="0024a160" officeooo:paragraph-rsid="0024a160"/>
    </style:style>
    <style:style style:name="P67" style:family="paragraph" style:parent-style-name="Text_20_body" style:list-style-name="L2">
      <style:text-properties style:font-name="Times New Roman" officeooo:rsid="0025efbe" officeooo:paragraph-rsid="0025efbe"/>
    </style:style>
    <style:style style:name="P68" style:family="paragraph" style:parent-style-name="Text_20_body" style:list-style-name="L2">
      <style:text-properties style:font-name="Times New Roman" officeooo:rsid="0027a7b3" officeooo:paragraph-rsid="0027a7b3"/>
    </style:style>
    <style:style style:name="P69" style:family="paragraph" style:parent-style-name="Text_20_body" style:list-style-name="L2">
      <style:text-properties officeooo:rsid="0025efbe" officeooo:paragraph-rsid="0025efbe"/>
    </style:style>
    <style:style style:name="P70" style:family="paragraph" style:parent-style-name="Text_20_body" style:list-style-name="L2">
      <style:text-properties officeooo:rsid="0026693b" officeooo:paragraph-rsid="0026693b"/>
    </style:style>
    <style:style style:name="P71" style:family="paragraph" style:parent-style-name="Heading_20_1">
      <style:text-properties style:font-name="Times New Roman" officeooo:rsid="001b339c" officeooo:paragraph-rsid="001b339c"/>
    </style:style>
    <style:style style:name="P72" style:family="paragraph" style:parent-style-name="Heading_20_1">
      <style:text-properties style:font-name="Times New Roman" officeooo:rsid="00224880" officeooo:paragraph-rsid="00224880"/>
    </style:style>
    <style:style style:name="P73" style:family="paragraph" style:parent-style-name="Heading_20_1">
      <style:text-properties style:font-name="Times New Roman" officeooo:rsid="00a5bae9" officeooo:paragraph-rsid="00a5bae9"/>
    </style:style>
    <style:style style:name="P74" style:family="paragraph" style:parent-style-name="Heading_20_1">
      <style:text-properties officeooo:rsid="0020ecf1" officeooo:paragraph-rsid="0020ecf1"/>
    </style:style>
    <style:style style:name="P75" style:family="paragraph" style:parent-style-name="Heading_20_1">
      <style:text-properties officeooo:rsid="002b5d76" officeooo:paragraph-rsid="002b5d76"/>
    </style:style>
    <style:style style:name="P76" style:family="paragraph" style:parent-style-name="Heading_20_2">
      <style:text-properties officeooo:rsid="002c06b8" officeooo:paragraph-rsid="002c06b8"/>
    </style:style>
    <style:style style:name="P77" style:family="paragraph" style:parent-style-name="Heading_20_2">
      <style:text-properties officeooo:paragraph-rsid="0050d26a"/>
    </style:style>
    <style:style style:name="P78" style:family="paragraph" style:parent-style-name="Heading_20_2">
      <style:text-properties officeooo:paragraph-rsid="006f6cc3"/>
    </style:style>
    <style:style style:name="T1" style:family="text">
      <style:text-properties officeooo:rsid="005c7fa4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b339c"/>
    </style:style>
    <style:style style:name="T4" style:family="text">
      <style:text-properties style:font-name="Times New Roman" officeooo:rsid="0020ecf1"/>
    </style:style>
    <style:style style:name="T5" style:family="text">
      <style:text-properties style:font-name="Times New Roman" officeooo:rsid="00224880"/>
    </style:style>
    <style:style style:name="T6" style:family="text">
      <style:text-properties style:font-name="Times New Roman" officeooo:rsid="0028a44f"/>
    </style:style>
    <style:style style:name="T7" style:family="text">
      <style:text-properties style:font-name="Times New Roman" officeooo:rsid="002b5d76"/>
    </style:style>
    <style:style style:name="T8" style:family="text">
      <style:text-properties style:font-name="Times New Roman" officeooo:rsid="002d6456"/>
    </style:style>
    <style:style style:name="T9" style:family="text">
      <style:text-properties style:font-name="Times New Roman" officeooo:rsid="0050d26a"/>
    </style:style>
    <style:style style:name="T10" style:family="text">
      <style:text-properties style:font-name="Times New Roman" officeooo:rsid="007edbfa"/>
    </style:style>
    <style:style style:name="T11" style:family="text">
      <style:text-properties style:font-name="Times New Roman" officeooo:rsid="007f0d6f"/>
    </style:style>
    <style:style style:name="T12" style:family="text">
      <style:text-properties style:font-name="Times New Roman" officeooo:rsid="008028e5"/>
    </style:style>
    <style:style style:name="T13" style:family="text">
      <style:text-properties style:font-name="Times New Roman" officeooo:rsid="00807aba"/>
    </style:style>
    <style:style style:name="T14" style:family="text">
      <style:text-properties style:font-name="Times New Roman" officeooo:rsid="00a3c992"/>
    </style:style>
    <style:style style:name="T15" style:family="text">
      <style:text-properties style:font-name="Times New Roman" officeooo:rsid="00a5bae9"/>
    </style:style>
    <style:style style:name="T16" style:family="text">
      <style:text-properties style:font-name="Times New Roman" officeooo:rsid="00a6f669"/>
    </style:style>
    <style:style style:name="T17" style:family="text">
      <style:text-properties style:font-name="Times New Roman" officeooo:rsid="00a7f61f"/>
    </style:style>
    <style:style style:name="T18" style:family="text">
      <style:text-properties style:font-name="Times New Roman" officeooo:rsid="00a83dcb"/>
    </style:style>
    <style:style style:name="T19" style:family="text">
      <style:text-properties style:font-name="Times New Roman" officeooo:rsid="00aa3be6"/>
    </style:style>
    <style:style style:name="T20" style:family="text">
      <style:text-properties officeooo:rsid="001db822"/>
    </style:style>
    <style:style style:name="T21" style:family="text">
      <style:text-properties style:text-position="super 58%" officeooo:rsid="001db822"/>
    </style:style>
    <style:style style:name="T22" style:family="text">
      <style:text-properties officeooo:rsid="004281a3"/>
    </style:style>
    <style:style style:name="T23" style:family="text">
      <style:text-properties officeooo:rsid="004474bd"/>
    </style:style>
    <style:style style:name="T24" style:family="text">
      <style:text-properties officeooo:rsid="004f85d4"/>
    </style:style>
    <style:style style:name="T25" style:family="text">
      <style:text-properties officeooo:rsid="0053bf19"/>
    </style:style>
    <style:style style:name="T26" style:family="text">
      <style:text-properties officeooo:rsid="005ddd6e"/>
    </style:style>
    <style:style style:name="T27" style:family="text">
      <style:text-properties officeooo:rsid="00628176"/>
    </style:style>
    <style:style style:name="T28" style:family="text">
      <style:text-properties officeooo:rsid="006e9707"/>
    </style:style>
    <style:style style:name="T29" style:family="text">
      <style:text-properties officeooo:rsid="006ec90e"/>
    </style:style>
    <style:style style:name="T30" style:family="text">
      <style:text-properties officeooo:rsid="0072b4b0"/>
    </style:style>
    <style:style style:name="T31" style:family="text">
      <style:text-properties officeooo:rsid="007a1ddb"/>
    </style:style>
    <style:style style:name="T32" style:family="text">
      <style:text-properties officeooo:rsid="007b79a6"/>
    </style:style>
    <style:style style:name="T33" style:family="text">
      <style:text-properties officeooo:rsid="0086b78e"/>
    </style:style>
    <style:style style:name="T34" style:family="text">
      <style:text-properties officeooo:rsid="00896468"/>
    </style:style>
    <style:style style:name="T35" style:family="text">
      <style:text-properties officeooo:rsid="008a1429"/>
    </style:style>
    <style:style style:name="T36" style:family="text">
      <style:text-properties officeooo:rsid="0092f3ec"/>
    </style:style>
    <style:style style:name="T37" style:family="text">
      <style:text-properties officeooo:rsid="00946d72"/>
    </style:style>
    <style:style style:name="T38" style:family="text">
      <style:text-properties officeooo:rsid="00972eb1"/>
    </style:style>
    <style:style style:name="T39" style:family="text">
      <style:text-properties officeooo:rsid="00a1ed8e"/>
    </style:style>
    <style:style style:name="T40" style:family="text">
      <style:text-properties officeooo:rsid="00a6f669"/>
    </style:style>
    <style:style style:name="T41" style:family="text">
      <style:text-properties officeooo:rsid="00b2828d"/>
    </style:style>
    <style:style style:name="T42" style:family="text">
      <style:text-properties officeooo:rsid="00b9c059"/>
    </style:style>
    <style:style style:name="T43" style:family="text">
      <style:text-properties officeooo:rsid="00c0381a"/>
    </style:style>
    <style:style style:name="T44" style:family="text">
      <style:text-properties officeooo:rsid="00c21a9a"/>
    </style:style>
    <style:style style:name="T45" style:family="text">
      <style:text-properties officeooo:rsid="00c289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Resume</text:p>
      <text:h text:style-name="P71" text:outline-level="1"><text:bookmark-start text:name="__RefHeading___Toc572_1549292049"/>Basic Personal Information<text:bookmark-end text:name="__RefHeading___Toc572_1549292049"/></text:h>
      <table:table table:name="Basic_Persion_Info" table:style-name="Basic_5f_Persion_5f_Info">
        <table:table-column table:style-name="Basic_5f_Persion_5f_Info.A"/>
        <table:table-column table:style-name="Basic_5f_Persion_5f_Info.B"/>
        <table:table-row>
          <table:table-cell table:style-name="Basic_5f_Persion_5f_Info.A1" office:value-type="string">
            <text:p text:style-name="P3">Name</text:p>
          </table:table-cell>
          <table:table-cell table:style-name="Basic_5f_Persion_5f_Info.B1" office:value-type="string">
            <text:p text:style-name="P58">Zhou Kai</text:p>
          </table:table-cell>
        </table:table-row>
        <table:table-row>
          <table:table-cell table:style-name="Basic_5f_Persion_5f_Info.A2" office:value-type="string">
            <text:p text:style-name="P3">Age</text:p>
          </table:table-cell>
          <table:table-cell table:style-name="Basic_5f_Persion_5f_Info.B2" office:value-type="string">
            <text:p text:style-name="P58">28</text:p>
          </table:table-cell>
        </table:table-row>
        <table:table-row>
          <table:table-cell table:style-name="Basic_5f_Persion_5f_Info.A2" office:value-type="string">
            <text:p text:style-name="P3">Gender</text:p>
          </table:table-cell>
          <table:table-cell table:style-name="Basic_5f_Persion_5f_Info.B2" office:value-type="string">
            <text:p text:style-name="P58">Male</text:p>
          </table:table-cell>
        </table:table-row>
        <table:table-row>
          <table:table-cell table:style-name="Basic_5f_Persion_5f_Info.A2" office:value-type="string">
            <text:p text:style-name="P3">Nationality</text:p>
          </table:table-cell>
          <table:table-cell table:style-name="Basic_5f_Persion_5f_Info.B2" office:value-type="string">
            <text:p text:style-name="P58">Chinese</text:p>
          </table:table-cell>
        </table:table-row>
        <table:table-row>
          <table:table-cell table:style-name="Basic_5f_Persion_5f_Info.A2" office:value-type="string">
            <text:p text:style-name="P3">Educational Background</text:p>
          </table:table-cell>
          <table:table-cell table:style-name="Basic_5f_Persion_5f_Info.B2" office:value-type="string">
            <text:p text:style-name="P58">Bachelor Degree, <text:span text:style-name="T44">Computer Science, </text:span>East China Institute of Technology</text:p>
          </table:table-cell>
        </table:table-row>
        <table:table-row>
          <table:table-cell table:style-name="Basic_5f_Persion_5f_Info.A2" office:value-type="string">
            <text:p text:style-name="P3">Working Experience</text:p>
          </table:table-cell>
          <table:table-cell table:style-name="Basic_5f_Persion_5f_Info.B2" office:value-type="string">
            <text:p text:style-name="P58"><text:span text:style-name="T43">4.5</text:span> years, 3.5 years in Singapore, intermediate level .NET developer</text:p>
          </table:table-cell>
        </table:table-row>
        <table:table-row>
          <table:table-cell table:style-name="Basic_5f_Persion_5f_Info.A2" office:value-type="string">
            <text:p text:style-name="P22">Expected Salary</text:p>
          </table:table-cell>
          <table:table-cell table:style-name="Basic_5f_Persion_5f_Info.B2" office:value-type="string">
            <text:p text:style-name="P60"><text:span text:style-name="T45">4</text:span>500 SGD, negotiable</text:p>
          </table:table-cell>
        </table:table-row>
        <table:table-row>
          <table:table-cell table:style-name="Basic_5f_Persion_5f_Info.A2" office:value-type="string">
            <text:p text:style-name="P3">Residential Status</text:p>
          </table:table-cell>
          <table:table-cell table:style-name="Basic_5f_Persion_5f_Info.B2" office:value-type="string">
            <text:p text:style-name="P58">1 <text:span text:style-name="T20">M</text:span>onth Short-Term-Visit-Pass, <text:span text:style-name="T20">extendable till 3</text:span><text:span text:style-name="T21">rd</text:span><text:span text:style-name="T20"> August</text:span></text:p>
          </table:table-cell>
        </table:table-row>
        <table:table-row>
          <table:table-cell table:style-name="Basic_5f_Persion_5f_Info.A2" office:value-type="string">
            <text:p text:style-name="P3">Hand-phone Number</text:p>
          </table:table-cell>
          <table:table-cell table:style-name="Basic_5f_Persion_5f_Info.B2" office:value-type="string">
            <text:p text:style-name="P58"><text:span text:style-name="T41">(65)</text:span>96100409</text:p>
          </table:table-cell>
        </table:table-row>
        <table:table-row table:style-name="Basic_5f_Persion_5f_Info.10">
          <table:table-cell table:style-name="Basic_5f_Persion_5f_Info.A2" office:value-type="string">
            <text:p text:style-name="P3">Email</text:p>
          </table:table-cell>
          <table:table-cell table:style-name="Basic_5f_Persion_5f_Info.B2" office:value-type="string">
            <text:p text:style-name="P58">kaizhousoft@gmail.com</text:p>
          </table:table-cell>
        </table:table-row>
        <table:table-row table:style-name="Basic_5f_Persion_5f_Info.11">
          <table:table-cell table:style-name="Basic_5f_Persion_5f_Info.A2" office:value-type="string">
            <text:p text:style-name="P21">Notice Period</text:p>
          </table:table-cell>
          <table:table-cell table:style-name="Basic_5f_Persion_5f_Info.B2" office:value-type="string">
            <text:p text:style-name="P59">None, available immediately</text:p>
          </table:table-cell>
        </table:table-row>
      </table:table>
      <text:h text:style-name="P74" text:outline-level="1"><text:bookmark-start text:name="__RefHeading___Toc574_1549292049"/><text:span text:style-name="T3">G</text:span><text:span text:style-name="T2">ood at</text:span><text:bookmark-end text:name="__RefHeading___Toc574_1549292049"/></text:h>
      <text:list xml:id="list2985135361629587456" text:style-name="L1">
        <text:list-item>
          <text:p text:style-name="P64"><text:span text:style-name="T4">M</text:span><text:span text:style-name="T2">icrosoft .NET WinForm programming</text:span></text:p>
        </text:list-item>
        <text:list-item>
          <text:p text:style-name="P65">ASP.NET Web API 2 web service developing</text:p>
        </text:list-item>
        <text:list-item>
          <text:p text:style-name="P65">ASP.NET MVC web application developing</text:p>
        </text:list-item>
        <text:list-item>
          <text:p text:style-name="P65">SQL Server, good at T-SQL programming, Stored Procedure and ER design, and SSRS</text:p>
        </text:list-item>
        <text:list-item>
          <text:p text:style-name="P66">OOP</text:p>
        </text:list-item>
      </text:list>
      <text:h text:style-name="P72" text:outline-level="1"><text:bookmark-start text:name="__RefHeading___Toc576_1549292049"/>Familiar with<text:bookmark-end text:name="__RefHeading___Toc576_1549292049"/></text:h>
      <text:list xml:id="list7462803067391213463" text:style-name="L2">
        <text:list-item>
          <text:p text:style-name="P69"><text:span text:style-name="T5">J</text:span><text:span text:style-name="T2">avaScript and jQuery</text:span></text:p>
        </text:list-item>
        <text:list-item>
          <text:p text:style-name="P67">HTML, CSS</text:p>
        </text:list-item>
        <text:list-item>
          <text:p text:style-name="P68">Powershell scripting</text:p>
        </text:list-item>
        <text:list-item>
          <text:p text:style-name="P70"><text:span text:style-name="T2">Bash, Vim and Linux </text:span><text:span text:style-name="T6">administrating</text:span></text:p>
        </text:list-item>
      </text:list>
      <text:h text:style-name="P75" text:outline-level="1"><text:bookmark-start text:name="__RefHeading___Toc578_1549292049"/><text:soft-page-break/><text:span text:style-name="T6">W</text:span><text:span text:style-name="T2">orking Experience</text:span><text:bookmark-end text:name="__RefHeading___Toc578_1549292049"/></text:h>
      <text:h text:style-name="P76" text:outline-level="2"><text:bookmark-start text:name="__RefHeading___Toc580_1549292049"/><text:span text:style-name="T7">2</text:span><text:span text:style-name="T2">015-05-18 ~ 2015-06-02 @ earth9.com pte ltd</text:span><text:bookmark-end text:name="__RefHeading___Toc580_1549292049"/></text:h>
      <table:table table:name="earth9" table:style-name="earth9">
        <table:table-column table:style-name="earth9.A"/>
        <table:table-column table:style-name="earth9.B"/>
        <table:table-row>
          <table:table-cell table:style-name="earth9.A1" office:value-type="string">
            <text:p text:style-name="P4">Designation</text:p>
          </table:table-cell>
          <table:table-cell table:style-name="earth9.B1" office:value-type="string">
            <text:p text:style-name="P23">Senior Developer</text:p>
          </table:table-cell>
        </table:table-row>
        <table:table-row table:style-name="earth9.2">
          <table:table-cell table:style-name="earth9.A2" office:value-type="string">
            <text:p text:style-name="P7">Duties</text:p>
          </table:table-cell>
          <table:table-cell table:style-name="earth9.B2" office:value-type="string">
            <text:p text:style-name="P25">1 Review codes by juniors</text:p>
            <text:p text:style-name="P25">2 Review unit test results by juniors</text:p>
            <text:p text:style-name="P25">3 Review deploy plan by juniors</text:p>
            <text:p text:style-name="P25">4 SIT</text:p>
            <text:p text:style-name="P25">5 UAT with customers</text:p>
            <text:p text:style-name="P28">6 Create technical documentation</text:p>
            <text:p text:style-name="P28">7 Support customer cases</text:p>
          </table:table-cell>
        </table:table-row>
        <table:table-row table:style-name="earth9.2">
          <table:table-cell table:style-name="earth9.A2" office:value-type="string">
            <text:p text:style-name="P19">Skills used</text:p>
          </table:table-cell>
          <table:table-cell table:style-name="earth9.B2" office:value-type="string">
            <text:p text:style-name="P36">ASP.NET, <text:span text:style-name="T31">SQL Server, </text:span>JavaScript, jQuery, CSS, HTML</text:p>
          </table:table-cell>
        </table:table-row>
        <table:table-row table:style-name="earth9.2">
          <table:table-cell table:style-name="earth9.A2" office:value-type="string">
            <text:p text:style-name="P10">Achievement</text:p>
          </table:table-cell>
          <table:table-cell table:style-name="earth9.B2" office:value-type="string">
            <text:p text:style-name="P29">1 <text:span text:style-name="T22">Convert the style and layout of an old version website to the current set</text:span></text:p>
            <text:p text:style-name="P29"><text:span text:style-name="T23">2 Coding for 4 reports</text:span> </text:p>
          </table:table-cell>
        </table:table-row>
        <table:table-row>
          <table:table-cell table:style-name="earth9.A2" office:value-type="string">
            <text:p text:style-name="P13">Reason for leaving</text:p>
          </table:table-cell>
          <table:table-cell table:style-name="earth9.B2" office:value-type="string">
            <text:p text:style-name="P46">Although got alone quite well with boss and colleagues, and completed my task in time, I was not used to the company culture, quit peacefully. </text:p>
          </table:table-cell>
        </table:table-row>
        <table:table-row>
          <table:table-cell table:style-name="earth9.A2" office:value-type="string">
            <text:p text:style-name="P16">Contact person</text:p>
          </table:table-cell>
          <table:table-cell table:style-name="earth9.B2" office:value-type="string">
            <text:p text:style-name="P33">Shirley Lim, boss, <text:span text:style-name="T24">9183 6307</text:span></text:p>
          </table:table-cell>
        </table:table-row>
      </table:table>
      <text:h text:style-name="P77" text:outline-level="2"><text:bookmark-start text:name="__RefHeading___Toc794_1549292049"/><text:span text:style-name="T8">2</text:span><text:span text:style-name="T9">013-05-14 ~ 2015-05-14 @ Innosys Pte Ltd</text:span><text:bookmark-end text:name="__RefHeading___Toc794_1549292049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signation</text:p>
          </table:table-cell>
          <table:table-cell table:style-name="Table1.B1" office:value-type="string">
            <text:p text:style-name="P24">Senior <text:span text:style-name="T25">Application Programmer</text:span></text:p>
          </table:table-cell>
        </table:table-row>
        <table:table-row table:style-name="Table1.2">
          <table:table-cell table:style-name="Table1.A2" office:value-type="string">
            <text:p text:style-name="P8">Duties</text:p>
          </table:table-cell>
          <table:table-cell table:style-name="Table1.B2" office:value-type="string">
            <text:p text:style-name="P26">1 <text:span text:style-name="T26">Develop new product, the Transport Application and the Messaging System</text:span></text:p>
            <text:p text:style-name="P47">2 Requirement analysis</text:p>
            <text:p text:style-name="P48">3 Design documentation</text:p>
            <text:p text:style-name="P49">4 Implementation</text:p>
            <text:p text:style-name="P50">5 Deploy, UAT </text:p>
            <text:p text:style-name="P51">6 Maintain and Support</text:p>
          </table:table-cell>
        </table:table-row>
        <table:table-row table:style-name="Table1.2">
          <table:table-cell table:style-name="Table1.A2" office:value-type="string">
            <text:p text:style-name="P20">Skills used</text:p>
          </table:table-cell>
          <table:table-cell table:style-name="Table1.B2" office:value-type="string">
            <text:p text:style-name="P37">.NET WinForm, SQL Server, <text:span text:style-name="T32">ASP.NET Web API 2, JSON, XML</text:span></text:p>
          </table:table-cell>
        </table:table-row>
        <table:table-row table:style-name="Table1.2">
          <table:table-cell table:style-name="Table1.A2" office:value-type="string">
            <text:p text:style-name="P11">Achievement</text:p>
          </table:table-cell>
          <table:table-cell table:style-name="Table1.B2" office:value-type="string">
            <text:p text:style-name="P30">1 <text:span text:style-name="T30">In charge of the Transport Application after serving 1 year in the company.</text:span></text:p>
            <text:p text:style-name="P30"><text:s text:c="2"/><text:span text:style-name="T27">1.1 Add new features and enhancements</text:span></text:p>
            <text:p text:style-name="P30"><text:s text:c="2"/><text:span text:style-name="T27">1.2 Support customer cases</text:span></text:p>
            <text:p text:style-name="P30"><text:s text:c="2"/><text:span text:style-name="T27">1.3 Impact analyzing</text:span></text:p>
            <text:p text:style-name="P52">2 Handle the development of the Messaging System</text:p>
            <text:p text:style-name="P31"><text:s text:c="2"/><text:span text:style-name="T27">2.1 Interview with clients to gather requirements</text:span></text:p>
            <text:p text:style-name="P53"><text:s text:c="2"/>2.2 Coordinate with third party company(hardware provider) to do the development and testing</text:p>
            <text:p text:style-name="P54"><text:s text:c="2"/>2.3 Create a simulator of the live system, and show the prove of concept to client, accepted by client.</text:p>
            <text:p text:style-name="P55"><text:soft-page-break/><text:s text:c="2"/>2.4 Finished the design, including:</text:p>
            <text:p text:style-name="P56"><text:s text:c="4"/>a) Requirement analysis documentation</text:p>
            <text:p text:style-name="P56"><text:s text:c="4"/>b) System architecture </text:p>
            <text:p text:style-name="P57"><text:s text:c="4"/>c) System specification document</text:p>
            <text:p text:style-name="P57"><text:s text:c="3"/>2.5 First phase implementation</text:p>
            <text:p text:style-name="P32"><text:s text:c="5"/><text:span text:style-name="T42">a) Class libraries</text:span></text:p>
            <text:p text:style-name="P32"><text:s text:c="5"/><text:span text:style-name="T42">b) Architecture of the application</text:span></text:p>
            <text:p text:style-name="P32"><text:s text:c="5"/><text:span text:style-name="T42">c) Database development(Tables, Relationships, Stored Procedures, Views)</text:span></text:p>
          </table:table-cell>
        </table:table-row>
        <table:table-row>
          <table:table-cell table:style-name="Table1.A2" office:value-type="string">
            <text:p text:style-name="P14">Reason for leaving</text:p>
          </table:table-cell>
          <table:table-cell table:style-name="Table1.B2" office:value-type="string">
            <text:p text:style-name="P35">It was a wonderful working experience with Mr. Lam my boss, although Mr. Lam invited me to stay when my E Pass expired, I looked out for new challenges because I knew <text:span text:style-name="T28">these 2 years the IT world has changed a lot, I want to more exposure to web technologies.</text:span></text:p>
          </table:table-cell>
        </table:table-row>
        <table:table-row>
          <table:table-cell table:style-name="Table1.A2" office:value-type="string">
            <text:p text:style-name="P17">Contact person</text:p>
          </table:table-cell>
          <table:table-cell table:style-name="Table1.B2" office:value-type="string">
            <text:p text:style-name="P34"><text:span text:style-name="T29">Mr. Lam</text:span>, boss, <text:span text:style-name="T29">9382 7738, Ms Stelli, admin, 9819 9891</text:span></text:p>
          </table:table-cell>
        </table:table-row>
      </table:table>
      <text:h text:style-name="P78" text:outline-level="2"><text:bookmark-start text:name="__RefHeading___Toc584_1549292049"/><text:span text:style-name="T8">2</text:span><text:span text:style-name="T9">01</text:span><text:span text:style-name="T10">1</text:span><text:span text:style-name="T9">-0</text:span><text:span text:style-name="T10">9</text:span><text:span text:style-name="T9">-</text:span><text:span text:style-name="T10">0</text:span><text:span text:style-name="T9">1 ~ 201</text:span><text:span text:style-name="T11">3</text:span><text:span text:style-name="T9">-05-</text:span><text:span text:style-name="T12">01</text:span><text:span text:style-name="T9"> @ </text:span><text:span text:style-name="T13">GEO Application Engineers Pte Ltd</text:span><text:bookmark-end text:name="__RefHeading___Toc584_1549292049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ignation</text:p>
          </table:table-cell>
          <table:table-cell table:style-name="Table2.B1" office:value-type="string">
            <text:p text:style-name="P39">Software Engineer</text:p>
          </table:table-cell>
        </table:table-row>
        <table:table-row table:style-name="Table2.2">
          <table:table-cell table:style-name="Table2.A2" office:value-type="string">
            <text:p text:style-name="P9">Duties</text:p>
          </table:table-cell>
          <table:table-cell table:style-name="Table2.B2" office:value-type="string">
            <text:p text:style-name="P43">1 Add functions to process raw data from different type of sensors on the work site.</text:p>
            <text:p text:style-name="P43">2 Second-hand developing the GeoData website.</text:p>
            <text:p text:style-name="P43">3 <text:span text:style-name="T36">Develop reporting program and generating reports</text:span></text:p>
            <text:p text:style-name="P44">4 <text:span text:style-name="T37">Monitor real-time data</text:span></text:p>
          </table:table-cell>
        </table:table-row>
        <table:table-row table:style-name="Table2.2">
          <table:table-cell table:style-name="Table2.A2" office:value-type="string">
            <text:p text:style-name="P20">Skills used</text:p>
          </table:table-cell>
          <table:table-cell table:style-name="Table2.B2" office:value-type="string">
            <text:p text:style-name="P38">.NET WinForm, SQL Server, <text:span text:style-name="T32">ASP.NET MVC, GoogleMap API</text:span></text:p>
          </table:table-cell>
        </table:table-row>
        <table:table-row table:style-name="Table2.2">
          <table:table-cell table:style-name="Table2.A2" office:value-type="string">
            <text:p text:style-name="P12">Achievement</text:p>
          </table:table-cell>
          <table:table-cell table:style-name="Table2.B2" office:value-type="string">
            <text:p text:style-name="P27">1 <text:span text:style-name="T33">Develop Real-time raw data calculating program</text:span></text:p>
            <text:p text:style-name="P42">2 Develop an Alarming System, to send suspicious data via Email and SMS to LTA <text:span text:style-name="T34">and stakeholders</text:span>.</text:p>
            <text:p text:style-name="P40"><text:span text:style-name="T34">3</text:span> Develop a Data-driven APS.NET web site to display the calculated results by the Real-time calculator.</text:p>
            <text:p text:style-name="P41"><text:span text:style-name="T35">4</text:span> Prepare for reports to LTA.</text:p>
          </table:table-cell>
        </table:table-row>
        <table:table-row>
          <table:table-cell table:style-name="Table2.A2" office:value-type="string">
            <text:p text:style-name="P15">Reason for leaving</text:p>
          </table:table-cell>
          <table:table-cell table:style-name="Table2.B2" office:value-type="string">
            <text:p text:style-name="P45">At that time I wanted to join a company which create<text:span text:style-name="T39">s</text:span> software and sell<text:span text:style-name="T39">s</text:span> software, <text:span text:style-name="T38">so that we have to produce high quality software to meet the requirement of our clients, and we have to have formal software development cycle. But while developing in-house software, we were not so strict to those industrial standards. That was why I left.</text:span></text:p>
          </table:table-cell>
        </table:table-row>
        <table:table-row>
          <table:table-cell table:style-name="Table2.A2" office:value-type="string">
            <text:p text:style-name="P18">Contact person</text:p>
          </table:table-cell>
          <table:table-cell table:style-name="Table2.B2" office:value-type="string">
            <text:p text:style-name="P61"><text:span text:style-name="T14">Ms. Li Chaoxue, admin, </text:span><text:span text:style-name="T2">6383 1548 </text:span></text:p>
          </table:table-cell>
        </table:table-row>
      </table:table>
      <text:h text:style-name="P73" text:outline-level="1">A <text:span text:style-name="T40">B</text:span>rief <text:span text:style-name="T40">S</text:span>elf-introduction</text:h>
      <text:p text:style-name="P63"><text:span text:style-name="T15"><text:s text:c="2"/></text:span><text:span text:style-name="T16">As I've been working in IT industry for over 5 years, I recognized I not only love programming, but also am good at dealing with people. Such as interviewing clients to gather requirements and collect </text:span><text:soft-page-break/><text:span text:style-name="T16">feedback, creating technical document in an easy understanding and well-formed way, and coordinating among colleagues and clients.</text:span></text:p>
      <text:p text:style-name="P63"><text:span text:style-name="T16"><text:s text:c="2"/></text:span><text:span text:style-name="T17">I'm </text:span><text:span text:style-name="T18">a </text:span><text:span text:style-name="T19">friendly,</text:span><text:span text:style-name="T18"> </text:span><text:span text:style-name="T17">optimi</text:span><text:span text:style-name="T18">stic</text:span><text:span text:style-name="T17"> and open-minded </text:span><text:span text:style-name="T18">person</text:span><text:span text:style-name="T17">. </text:span><text:span text:style-name="T16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MP2" style:family="paragraph" style:parent-style-name="Footer">
      <style:paragraph-properties fo:text-align="center" style:justify-single-word="false"/>
      <style:text-properties style:font-name="Times New Roman"/>
    </style:style>
    <style:style style:name="MT1" style:family="text">
      <style:text-properties officeooo:rsid="005c7f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esume from Zhou Kai</text:p>
      </style:header>
      <style:footer>
        <text:p text:style-name="MP2"><text:page-number text:select-page="current">4</text:page-number> <text:span text:style-name="MT1">Of </text:span><text:span text:style-name="MT1"><text:page-count>4</text:page-count></text:span><text:span text:style-name="MT1">, </text:span><text:span text:style-name="MT1"><text:date style:data-style-name="N37" text:date-value="2015-06-05T20:13:32.517999904" text:fixed="true">06/05/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17:59.753000000</meta:creation-date>
    <dc:date>2015-06-06T14:14:04.870000000</dc:date>
    <meta:editing-duration>PT3H56M4S</meta:editing-duration>
    <meta:editing-cycles>168</meta:editing-cycles>
    <meta:generator>LibreOffice/4.4.3.2$Windows_x86 LibreOffice_project/88805f81e9fe61362df02b9941de8e38a9b5fd16</meta:generator>
    <meta:document-statistic meta:table-count="4" meta:image-count="0" meta:object-count="0" meta:page-count="4" meta:paragraph-count="113" meta:word-count="693" meta:character-count="4368" meta:non-whitespace-character-count="3741"/>
  </office:meta>
</office:document-meta>
</file>